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standard">
      <style:graphic-properties draw:fill-color="#cfe7f5" draw:textarea-horizontal-align="justify" draw:textarea-vertical-align="middle" draw:auto-grow-height="false" fo:min-height="16.024cm" fo:min-width="33.554cm"/>
    </style:style>
    <style:style style:name="gr2" style:family="graphic" style:parent-style-name="standard">
      <style:graphic-properties draw:fill-color="#ffffcc" draw:textarea-horizontal-align="justify" draw:textarea-vertical-align="top" draw:auto-grow-height="false" fo:min-height="1.509cm" fo:min-width="5.674cm" fo:padding-top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.503cm" fo:min-width="0.92cm"/>
    </style:style>
    <style:style style:name="gr5" style:family="graphic" style:parent-style-name="standard">
      <style:graphic-properties draw:textarea-horizontal-align="justify" draw:textarea-vertical-align="top" draw:auto-grow-height="false" fo:min-height="13.426cm" fo:min-width="9.241cm" fo:padding-top="0cm"/>
    </style:style>
    <style:style style:name="gr6" style:family="graphic" style:parent-style-name="standard">
      <style:graphic-properties draw:fill-color="#ffd320" draw:textarea-horizontal-align="justify" draw:textarea-vertical-align="top" draw:auto-grow-height="false" fo:min-height="1.136cm" fo:min-width="1.142cm" fo:padding-top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468cm" fo:min-width="0.92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482cm" fo:min-width="0.312cm"/>
    </style:style>
    <style:style style:name="gr10" style:family="graphic" style:parent-style-name="standard">
      <style:graphic-properties draw:fill-color="#ffd320" draw:textarea-horizontal-align="justify" draw:textarea-vertical-align="middle" draw:auto-grow-height="false" fo:min-height="0.385cm" fo:min-width="0.644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cc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9pt" fo:background-color="transparent" style:font-size-asian="18pt" style:font-size-complex="18pt"/>
    </style:style>
    <style:style style:name="P6" style:family="paragraph">
      <loext:graphic-properties draw:fill-color="#ffffcc"/>
      <style:paragraph-properties fo:text-align="center"/>
      <style:text-properties fo:font-size="9pt" fo:background-color="transparent" style:font-size-asian="18pt" style:font-size-complex="18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ffd320"/>
      <style:paragraph-properties fo:text-align="center"/>
      <style:text-properties fo:font-size="9pt" fo:background-color="transparent" style:font-size-asian="18pt" style:font-size-complex="18pt"/>
    </style:style>
    <style:style style:name="P9" style:family="paragraph">
      <loext:graphic-properties draw:fill-color="#ffd320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9pt" fo:background-color="transparen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814cm" svg:height="18.034cm" svg:x="1.127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5cm" svg:height="1.81cm" svg:x="25.384cm" svg:y="17.256cm">
          <text:p text:style-name="P2"><text:span text:style-name="T1">I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995cm" svg:height="1.276cm" svg:x="15.468cm" svg:y="0.994cm">
          <draw:text-box>
            <text:p><text:span text:style-name="T2">Dpaste Account</text:span></text:p>
          </draw:text-box>
        </draw:frame>
        <draw:custom-shape draw:style-name="gr4" draw:text-style-name="P6" draw:layer="layout" svg:width="1.5cm" svg:height="0.833cm" svg:x="7.205cm" svg:y="9.636cm">
          <text:p text:style-name="P5"><text:span text:style-name="T3">C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0.795cm" svg:height="14.605cm" svg:x="13.7cm" svg:y="2.397cm">
          <text:p text:style-name="P7"><text:span text:style-name="T1">Stage V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778cm" svg:height="1.397cm" svg:x="18.907cm" svg:y="9.509cm">
          <text:p text:style-name="P5"><text:span text:style-name="T3">as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cm" svg:height="0.833cm" svg:x="19.024cm" svg:y="9.922cm">
          <text:p text:style-name="P5"><text:span text:style-name="T3">we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5cm" svg:height="0.794cm" svg:x="16.446cm" svg:y="10.218cm">
          <text:p text:style-name="P5"><text:span text:style-name="T3">web</text:span></text:p>
          <text:p text:style-name="P5"><text:span text:style-name="T3">EL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0.795cm" svg:height="14.605cm" svg:x="25.384cm" svg:y="2.524cm">
          <text:p text:style-name="P7"><text:span text:style-name="T1">Prod V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778cm" svg:height="1.397cm" svg:x="30.599cm" svg:y="9.541cm">
          <text:p text:style-name="P5"><text:span text:style-name="T3">as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cm" svg:height="0.833cm" svg:x="30.708cm" svg:y="10.049cm">
          <text:p text:style-name="P5"><text:span text:style-name="T3">we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5cm" svg:height="0.794cm" svg:x="28.13cm" svg:y="10.345cm">
          <text:p text:style-name="P5"><text:span text:style-name="T3">web</text:span></text:p>
          <text:p text:style-name="P5"><text:span text:style-name="T3">EL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8" draw:text-style-name="P2" draw:layer="layout" svg:width="1.397cm" svg:height="1.278cm" draw:transform="skewX (-0.00157079632679489) rotate (-3.12867721712504) translate (31.362cm 19.423cm)" draw:kind="cut" draw:start-angle="177.8" draw:end-angle="0.99">
          <text:p/>
        </draw:ellipse>
        <draw:custom-shape draw:style-name="gr9" draw:text-style-name="P2" draw:layer="layout" svg:width="1.146cm" svg:height="1.034cm" svg:x="30.06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draw:layer="layout" svg:width="1.143cm" svg:height="1.016cm" svg:x="21.457cm" svg:y="9.362cm">
          <text:p text:style-name="P2"><text:span text:style-name="T1">R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9" draw:layer="layout" svg:width="1.143cm" svg:height="1.016cm" svg:x="33.131cm" svg:y="9.509cm">
          <text:p text:style-name="P2"><text:span text:style-name="T1">R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0.32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36M38S</meta:editing-duration>
    <meta:editing-cycles>29</meta:editing-cycles>
    <meta:generator>LibreOffice/5.1.4.2$Linux_X86_64 LibreOffice_project/10m0$Build-2</meta:generator>
    <dc:date>2016-09-20T21:30:15.653173780</dc:date>
    <meta:document-statistic meta:object-count="16"/>
  </office:meta>
</office:document-meta>
</file>